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<text:tab/><text:tab/><text:tab/><text:tab/>Fortran </text:p>
      <text:p text:style-name="P1"/>
      <text:p text:style-name="P1">if x&gt;= 8.5: <text:tab/><text:tab/><text:tab/><text:tab/>if ( x &gt; = 8.5) then</text:p>
      <text:p text:style-name="P1"><text:s/>conc = “A”<text:tab/><text:tab/><text:tab/><text:tab/> conc = “A”</text:p>
      <text:p text:style-name="P1">elif <text:s/>x&gt;= 7.5 :<text:tab/><text:tab/><text:tab/><text:tab/>else if (x &gt;= 7.5) then</text:p>
      <text:p text:style-name="P1"><text:s/>conc = “B”<text:tab/><text:tab/><text:tab/><text:tab/> conc = “B”</text:p>
      <text:p text:style-name="P1">elif x&gt;= 6:<text:tab/><text:tab/><text:tab/><text:tab/>else if (x &gt;= 6.6) then</text:p>
      <text:p text:style-name="P1"><text:s/>conc = “C”<text:tab/><text:tab/><text:tab/><text:tab/> conc = “C”</text:p>
      <text:p text:style-name="P1">else <text:tab/><text:tab/><text:tab/><text:tab/><text:tab/>else </text:p>
      <text:p text:style-name="P1"><text:s/>conc “D”<text:tab/><text:tab/><text:tab/><text:tab/> conc “D”<text:tab/><text:tab/></text:p>
      <text:p text:style-name="P1">print conc <text:tab/><text:tab/><text:tab/><text:tab/>end if</text:p>
      <text:p text:style-name="P1"/>
      <text:p text:style-name="P1">FILE = raw_input(“qual arq.”)<text:tab/>print*, “entre nome file”</text:p>
      <text:p text:style-name="P1">arq = open(FILE)<text:tab/><text:tab/><text:tab/>read*, nome</text:p>
      <text:p text:style-name="P1">for line in arq<text:tab/><text:tab/><text:tab/><text:tab/>open(1, file=nome)</text:p>
      <text:p text:style-name="P1">nome, nota = line.split()<text:tab/><text:tab/>do </text:p>
      <text:p text:style-name="P1">x=float(nota)<text:tab/><text:tab/><text:tab/><text:tab/>read(1, *, end = 100) <text:s/>nome, nota</text:p>
      <text:p text:style-name="P1"><text:tab/><text:tab/><text:tab/><text:tab/><text:tab/><text:tab/>---</text:p>
      <text:p text:style-name="P1"><text:tab/><text:tab/><text:tab/><text:tab/><text:tab/>end do</text:p>
      <text:p text:style-name="P1"><text:tab/><text:tab/><text:tab/><text:tab/><text:tab/>100 stop</text:p>
      <text:p text:style-name="P1"><text:tab/><text:tab/><text:tab/><text:tab/><text:tab/></text:p>
      <text:p text:style-name="P1"/>
      <text:p text:style-name="P1"/>
      <text:p text:style-name="P1">if ( ) then</text:p>
      <text:p text:style-name="P1"><text:s text:c="3"/>---</text:p>
      <text:p text:style-name="P1"><text:s text:c="4"/>if ( ) then</text:p>
      <text:p text:style-name="P1"><text:s text:c="6"/>---</text:p>
      <text:p text:style-name="P1"><text:s text:c="4"/>else</text:p>
      <text:p text:style-name="P1"><text:s text:c="5"/>endif</text:p>
      <text:p text:style-name="P1">else </text:p>
      <text:p text:style-name="P1"><text:s/>---</text:p>
      <text:p text:style-name="P1">endif</text:p>
      <text:p text:style-name="P1"/>
      <text:p text:style-name="P1">lista.dat</text:p>
      <text:p text:style-name="P1">nome n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04T15:30:55</meta:creation-date>
    <meta:generator>LibreOffice/3.5$Linux_X86_64 LibreOffice_project/350m1$Build-2</meta:generator>
    <dc:date>2016-04-04T16:50:02</dc:date>
    <dc:creator>Cristiane Oliveira</dc:creator>
    <meta:editing-duration>PT53M28S</meta:editing-duration>
    <meta:editing-cycles>2</meta:editing-cycles>
    <meta:document-statistic meta:table-count="0" meta:image-count="0" meta:object-count="0" meta:page-count="1" meta:paragraph-count="30" meta:word-count="114" meta:character-count="604" meta:non-whitespace-character-count="415"/>
  </office:meta>
</office:document-meta>
</file>